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5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Lineas teléfono por cada 1000 hab.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Corea del Norte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Tayikistán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Marruecos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string" calcext:value-type="string">
            <text:p>Gabón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Swazilandi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string" calcext:value-type="string">
            <text:p>São Tomé e Príncipe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Salomón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string" calcext:value-type="string">
            <text:p>Pakistán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Papúa-Nueva Guinea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Bhutá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or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Haití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Congo, R.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Guinea Ecuatorial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Benín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Camerún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Sudán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Rep. Centroafricana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Congo, R.D.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amboya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5:45.007000000</dc:date>
    <meta:editing-duration>PT18M54S</meta:editing-duration>
    <meta:editing-cycles>20</meta:editing-cycles>
    <meta:generator>LibreOffice/7.2.1.2$Windows_X86_64 LibreOffice_project/87b77fad49947c1441b67c559c339af8f3517e22</meta:generator>
    <meta:document-statistic meta:table-count="1" meta:cell-count="148" meta:object-count="0"/>
  </office:meta>
</office:document-meta>
</file>